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i>y</mi>
            <mrow>
              <mi/>
              <mo stretchy="false">=</mo>
              <mi/>
            </mrow>
            <msub>
              <mi>y</mi>
              <mrow>
                <mtext>d</mtext>
                <mo stretchy="false">α</mo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−</mo>
              <mi/>
            </mrow>
            <msub>
              <mi>y</mi>
              <mn>0</mn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text>d</mtext>
            <mo stretchy="false">α</mo>
            <msub>
              <mfenced open="(" close=")">
                <mrow>
                  <mfrac>
                    <mrow>
                      <mo stretchy="false">∂</mo>
                      <msub>
                        <mo stretchy="false">γ</mo>
                        <mo stretchy="false">α</mo>
                      </msub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row>
                      <mo stretchy="false">∂</mo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</mrow>
        </mtd>
      </mtr>
      <mtr>
        <mtd>
          <mrow/>
        </mtd>
      </mtr>
      <mtr>
        <mtd>
          <mrow>
            <mtext>Für</mtext>
            <msub>
              <mi>y</mi>
              <mrow>
                <mrow>
                  <mo stretchy="false">α</mo>
                  <mo stretchy="false">=</mo>
                  <mn>0</mn>
                </mrow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sub>
              <mi>y</mi>
              <mn>0</mn>
            </msub>
            <mrow>
              <mo stretchy="false">(</mo>
              <mrow>
                <mi>x</mi>
              </mrow>
              <mo stretchy="false">)</mo>
            </mrow>
            <mtext> : </mtext>
          </mrow>
        </mtd>
      </mtr>
      <mtr>
        <mtd>
          <mrow>
            <msub>
              <mi>y</mi>
              <mrow>
                <mo stretchy="false">α</mo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sub>
              <mi>y</mi>
              <mrow>
                <mn>0</mn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+</mo>
              <mi/>
            </mrow>
            <msub>
              <mo stretchy="false">γ</mo>
              <mo stretchy="false">α</mo>
            </msub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/>
        </mtd>
      </mtr>
      <mtr>
        <mtd>
          <mrow>
            <mtext>Mit </mtext>
            <msub>
              <mo stretchy="false">γ</mo>
              <mo stretchy="false">α</mo>
            </msub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i/>
              <mo stretchy="false">=</mo>
              <mi/>
            </mrow>
            <msub>
              <mo stretchy="false">γ</mo>
              <mo stretchy="false">α</mo>
            </msub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row>
              <mi/>
              <mo stretchy="false">≡</mo>
              <mi/>
            </mrow>
            <mn>0</mn>
            <mi/>
            <mo stretchy="false">∀</mo>
            <mo stretchy="false">α</mo>
          </mrow>
        </mtd>
      </mtr>
      <mtr>
        <mtd>
          <mrow>
            <mphantom>
              <mstyle>
                <mrow>
                  <mtext>Mit </mtext>
                </mrow>
              </mstyle>
            </mphantom>
            <msub>
              <mo stretchy="false">γ</mo>
              <mrow>
                <mrow>
                  <mo stretchy="false">α</mo>
                  <mo stretchy="false">=</mo>
                  <mn>0</mn>
                </mrow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≡</mo>
              <mi/>
            </mrow>
            <mn>0</mn>
            <mi/>
            <mo stretchy="false">∀</mo>
            <mi>x</mi>
          </mrow>
        </mtd>
      </mtr>
      <mtr>
        <mtd>
          <mrow/>
        </mtd>
      </mtr>
      <mtr>
        <mtd>
          <mrow>
            <mtext>z.B. </mtext>
            <msub>
              <mo stretchy="false">γ</mo>
              <mo stretchy="false">α</mo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o stretchy="false">α</mo>
            <mo stretchy="false">η</mo>
            <mrow>
              <mo stretchy="false">(</mo>
              <mrow>
                <mi>x</mi>
              </mrow>
              <mo stretchy="false">)</mo>
            </mrow>
            <mi/>
            <mtext>mit</mtext>
            <mi/>
            <mo stretchy="false">η</mo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i/>
              <mo stretchy="false">=</mo>
              <mi/>
            </mrow>
            <mo stretchy="false">η</mo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</mtable>
    <annotation encoding="StarMath 5.0">%delta y `=` y _{"d" %ialpha} (x) `-` y _0 (x) `=` "d" %ialpha left ( {partial %igamma _%ialpha (x)} over {partial %ialpha}  right ) _{%ialpha=0} newline newline

"Für" y_{%ialpha=0} (x) `=` y_0(x) " : " newline
alignr y_{%ialpha} (x) `=` y_{0} (x) `+` %igamma _%ialpha (x) newline newline

"Mit " %igamma _%ialpha (x_1) `=` %igamma _%ialpha (x_2) `equiv` 0 ~ forall %ialpha newline
alignl phantom "Mit " %igamma _{%ialpha=0}(x) `equiv` 0 ~ forall x newline newline
"z.B. " %igamma _%ialpha(x) `=` %ialpha %ieta (x) ~"mit"~ %ieta (x_1) `=` %ieta (x_2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1:09:18.914000000</meta:creation-date>
    <meta:generator>LibreOffice/4.1.4.2$Windows_x86 LibreOffice_project/0a0440ccc0227ad9829de5f46be37cfb6edcf72</meta:generator>
  </office:meta>
</office:document-meta>
</file>